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draw:fill="none" draw:textarea-horizontal-align="center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" style:family="graphic" style:parent-style-name="standard">
      <style:graphic-properties draw:stroke="solid" svg:stroke-width="0.035cm" svg:stroke-color="#15516e" draw:fill="solid" draw:fill-color="#90b0c2" draw:textarea-horizontal-align="center" draw:textarea-vertical-align="middle" fo:padding-top="0.017cm" fo:padding-bottom="0.017cm" fo:padding-left="0.017cm" fo:padding-right="0.017cm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marker-end="Pfeil_20_leer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marker-start="Square_20_45" draw:marker-start-width="0.2cm" draw:marker-end="Arrow_20_concave" draw:marker-end-width="0.2cm" draw:textarea-horizontal-align="center" draw:textarea-vertical-align="middle"/>
    </style:style>
    <style:style style:name="gr7" style:family="graphic" style:parent-style-name="standard">
      <style:graphic-properties draw:marker-start="" draw:marker-end="Square_20_45" draw:marker-end-width="0.2cm" draw:textarea-horizontal-align="center" draw:textarea-vertical-align="middle"/>
    </style:style>
    <style:style style:name="gr8" style:family="graphic" style:parent-style-name="standard">
      <style:graphic-properties draw:marker-start="Square_20_45" draw:marker-start-width="0.2cm" draw:marker-end-width="0.2cm" draw:textarea-horizontal-align="center" draw:textarea-vertical-align="middle"/>
    </style:style>
    <style:style style:name="P1" style:family="paragraph">
      <style:paragraph-properties text:enable-numbering="false" fo:margin-left="0cm" fo:margin-right="0cm" fo:line-height="99%" fo:text-align="center" fo:text-indent="0cm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Verdana" style:font-family-generic="swiss" style:font-pitch="variable" fo:font-size="12pt" fo:font-weight="norma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Verdana" style:font-family-generic="swiss" style:font-pitch="variable" fo:font-size="12pt" fo:font-weight="normal"/>
    </style:style>
    <style:style style:name="T2" style:family="text">
      <style:text-properties fo:font-family="'Courier New'" style:font-family-generic="modern" style:font-pitch="fixed" fo:font-size="10pt" style:font-size-asian="10pt" style:font-size-complex="10pt"/>
    </style:style>
    <style:style style:name="T3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821cm" svg:height="6.486cm" svg:x="1.19cm" svg:y="3.168cm">
          <text:p/>
        </draw:rect>
        <draw:rect draw:style-name="gr2" draw:text-style-name="P3" xml:id="id2" draw:id="id2" draw:layer="layout" svg:width="7.187cm" svg:height="1.124cm" svg:x="9.847cm" svg:y="2.11cm" draw:corner-radius="0.282cm">
          <text:p text:style-name="P2"><text:span text:style-name="T1">Component</text:span></text:p>
        </draw:rect>
        <draw:rect draw:style-name="gr2" draw:text-style-name="P3" xml:id="id1" draw:id="id1" draw:layer="layout" svg:width="2.573cm" svg:height="1.124cm" svg:x="7.517cm" svg:y="4.44cm" draw:corner-radius="0.282cm">
          <text:p text:style-name="P2"><text:span text:style-name="T1">Panel</text:span></text:p>
        </draw:rect>
        <draw:rect draw:style-name="gr2" draw:text-style-name="P3" xml:id="id4" draw:id="id4" draw:layer="layout" svg:width="2.724cm" svg:height="1.124cm" svg:x="13.702cm" svg:y="4.44cm" draw:corner-radius="0.282cm">
          <text:p text:style-name="P2"><text:span text:style-name="T1">Textfield</text:span></text:p>
        </draw:rect>
        <draw:rect draw:style-name="gr2" draw:text-style-name="P3" xml:id="id3" draw:id="id3" draw:layer="layout" svg:width="2.767cm" svg:height="1.124cm" svg:x="10.539cm" svg:y="4.44cm" draw:corner-radius="0.282cm">
          <text:p text:style-name="P2"><text:span text:style-name="T1">Repeater</text:span></text:p>
        </draw:rect>
        <draw:rect draw:style-name="gr2" draw:text-style-name="P3" xml:id="id5" draw:id="id5" draw:layer="layout" svg:width="2.724cm" svg:height="1.124cm" svg:x="16.841cm" svg:y="4.44cm" draw:corner-radius="0.282cm">
          <text:p text:style-name="P2"><text:span text:style-name="T1">...</text:span></text:p>
        </draw:rect>
        <draw:rect draw:style-name="gr2" draw:text-style-name="P3" xml:id="id6" draw:id="id6" draw:layer="layout" svg:width="2.553cm" svg:height="1.124cm" svg:x="7.527cm" svg:y="7.321cm" draw:corner-radius="0.282cm">
          <text:p text:style-name="P2"><text:span text:style-name="T1">Cell</text:span></text:p>
        </draw:rect>
        <draw:rect draw:style-name="gr2" draw:text-style-name="P3" xml:id="id7" draw:id="id7" draw:layer="layout" svg:width="2.591cm" svg:height="1.124cm" svg:x="10.539cm" svg:y="7.321cm" draw:corner-radius="0.282cm">
          <text:p text:style-name="P2"><text:span text:style-name="T1">Hidden</text:span></text:p>
        </draw:rect>
        <draw:frame draw:style-name="gr3" draw:text-style-name="P5" draw:layer="layout" svg:width="4.235cm" svg:height="1.866cm" svg:x="2.112cm" svg:y="2.033cm">
          <draw:text-box>
            <text:p text:style-name="P4"><text:span text:style-name="T2">&lt;cell var = „title“&gt;</text:span></text:p>
            <text:p text:style-name="P4"><text:span text:style-name="T2"><text:s text:c="2"/></text:span><text:span text:style-name="T2">&lt;repeater&gt;</text:span></text:p>
            <text:p text:style-name="P4"><text:span text:style-name="T2"><text:s text:c="4"/></text:span><text:span text:style-name="T2">&lt;textfield /&gt;</text:span></text:p>
            <text:p text:style-name="P4"><text:span text:style-name="T2"><text:s text:c="2"/></text:span><text:span text:style-name="T2">&lt;/repeater&gt;</text:span></text:p>
            <text:p text:style-name="P4"><text:span text:style-name="T2">&lt;/cell&gt;</text:span></text:p>
          </draw:text-box>
        </draw:frame>
        <draw:connector draw:style-name="gr4" draw:text-style-name="P6" draw:layer="layout" svg:x1="8.803cm" svg:y1="4.44cm" svg:x2="13.44cm" svg:y2="3.234cm" draw:start-shape="id1" draw:start-glue-point="0" draw:end-shape="id2" draw:end-glue-point="2" svg:d="m8803 4440v-603h4637v-603">
          <text:p/>
        </draw:connector>
        <draw:connector draw:style-name="gr5" draw:text-style-name="P6" draw:layer="layout" svg:x1="11.922cm" svg:y1="4.44cm" svg:x2="13.44cm" svg:y2="3.234cm" draw:start-shape="id3" draw:start-glue-point="0" draw:end-shape="id2" draw:end-glue-point="2" svg:d="m11922 4440v-603h1518v-603">
          <text:p/>
        </draw:connector>
        <draw:connector draw:style-name="gr5" draw:text-style-name="P6" draw:layer="layout" svg:x1="15.064cm" svg:y1="4.44cm" svg:x2="13.44cm" svg:y2="3.234cm" draw:start-shape="id4" draw:end-shape="id2" svg:d="m15064 4440v-603h-1624v-603">
          <text:p/>
        </draw:connector>
        <draw:connector draw:style-name="gr5" draw:text-style-name="P6" draw:layer="layout" svg:x1="18.203cm" svg:y1="4.44cm" svg:x2="13.44cm" svg:y2="3.234cm" draw:start-shape="id5" draw:end-shape="id2" svg:d="m18203 4440v-603h-4763v-603">
          <text:p/>
        </draw:connector>
        <draw:connector draw:style-name="gr6" draw:text-style-name="P6" draw:layer="layout" draw:line-skew="0cm 2.785cm" svg:x1="11.922cm" svg:y1="5.564cm" svg:x2="17.034cm" svg:y2="2.672cm" draw:start-shape="id3" draw:start-glue-point="2" draw:end-shape="id2" draw:end-glue-point="1" svg:d="m11922 5564v518h8415v-3410h-3303">
          <text:p/>
        </draw:connector>
        <draw:connector draw:style-name="gr7" draw:text-style-name="P6" draw:layer="layout" svg:x1="8.803cm" svg:y1="7.321cm" svg:x2="8.803cm" svg:y2="5.564cm" draw:start-shape="id6" draw:end-shape="id1" svg:d="m8803 7321v-1757">
          <text:p/>
        </draw:connector>
        <draw:connector draw:style-name="gr5" draw:text-style-name="P6" draw:layer="layout" svg:x1="11.834cm" svg:y1="7.321cm" svg:x2="8.803cm" svg:y2="5.564cm" draw:start-shape="id7" draw:start-glue-point="0" draw:end-shape="id1" svg:d="m11834 7321v-878h-3031v-879">
          <text:p/>
        </draw:connector>
        <draw:connector draw:style-name="gr8" draw:text-style-name="P6" draw:layer="layout" draw:line-skew="-0.296cm" svg:x1="7.527cm" svg:y1="7.883cm" svg:x2="9.847cm" svg:y2="2.672cm" draw:start-shape="id6" draw:start-glue-point="3" draw:end-shape="id2" draw:end-glue-point="3" svg:d="m7527 7883h-814v-5211h3134">
          <text:p/>
        </draw:connector>
        <draw:frame draw:style-name="gr3" draw:text-style-name="P7" draw:layer="layout" svg:width="0.197cm" svg:height="0.39cm" svg:x="9.185cm" svg:y="2.174cm">
          <draw:text-box>
            <text:p text:style-name="P4"><text:span text:style-name="T3">1</text:span></text:p>
          </draw:text-box>
        </draw:frame>
        <draw:frame draw:style-name="gr3" draw:text-style-name="P7" draw:layer="layout" svg:width="0.197cm" svg:height="0.39cm" svg:x="17.261cm" svg:y="2.214cm">
          <draw:text-box>
            <text:p text:style-name="P4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Pfeil_20_leer" draw:display-name="Pfeil leer" svg:viewBox="0 0 20 30" svg:d="m10 0-10 30h20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_20_concave" draw:marker-start-width="0.1cm" draw:marker-start-center="true" draw:marker-end="Arrow_20_concave" draw:marker-end-width="0.1cm" draw:marker-end-center="true" draw:fill="solid" draw:fill-color="#00b8ff" draw:fill-gradient-name="Gradient_20_7" draw:fill-hatch-name="Hatch_20_46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3cm" fo:margin-bottom="0.491cm" fo:margin-left="0.351cm" fo:margin-right="0.276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initial-creator>Kathleen Krebs</meta:initial-creator>
    <meta:creation-date>2005-02-19T18:06:11</meta:creation-date>
    <dc:creator>Kathleen Krebs</dc:creator>
    <dc:date>2011-11-20T21:50:03.91</dc:date>
    <dc:language>de-DE</dc:language>
    <meta:editing-cycles>8</meta:editing-cycles>
    <meta:editing-duration>PT21H19M22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